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ScriptServlet.HttpScriptServl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tpScriptServlet.service( ServletRequest req , ServletResponse res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5">
            <text:p text:style-name="Table_20_Contents">15</text:p>
          </table:table-cell>
          <table:table-cell office:value-type="float" office:value="73">
            <text:p text:style-name="Table_20_Contents">7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